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5d2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5d23" officeooo:paragraph-rsid="00015d23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paragraph-rsid="00015d23" style:font-weight-asian="bold"/>
    </style:style>
    <style:style style:name="P4" style:family="paragraph" style:parent-style-name="Standard">
      <style:text-properties fo:font-weight="bold" officeooo:rsid="00031114" officeooo:paragraph-rsid="00031114" style:font-weight-asian="bold" style:font-weight-complex="bold"/>
    </style:style>
    <style:style style:name="P5" style:family="paragraph" style:parent-style-name="Standard">
      <style:text-properties officeooo:paragraph-rsid="00015d23"/>
    </style:style>
    <style:style style:name="P6" style:family="paragraph" style:parent-style-name="Standard">
      <style:text-properties officeooo:rsid="00031114" officeooo:paragraph-rsid="00015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PRINCIPIOS DE LA ACCIÓN PREVENTIVA</text:p>
      <text:p text:style-name="Standard"/>
      <text:p text:style-name="Standard"/>
      <text:p text:style-name="Standard"/>
      <text:p text:style-name="Standard"/>
      <text:p text:style-name="P3">Indica qué principio preventivo se ha aplicado en los siguientes casos:</text:p>
      <text:p text:style-name="P3"/>
      <text:p text:style-name="P1">a. Sustituir una máquina que había que accionar manualmente (y en la que se habían producido accidentes) por un robot que realiza la misma función.</text:p>
      <text:p text:style-name="P1"/>
      <text:p text:style-name="P4">Evitar los riesgos y sustituir lo prligroso por lo que entraña poco o ningun riesgo.</text:p>
      <text:p text:style-name="P1"/>
      <text:p text:style-name="P1">b. Utilizar la señalización para recordarle a los trabajadores que deben utilizar obligatoriamente los cascos en la obra.</text:p>
      <text:p text:style-name="P1"/>
      <text:p text:style-name="P4">Dar instrucciones a decuadas al trabajador</text:p>
      <text:p text:style-name="P1"/>
      <text:p text:style-name="P1">c. Adquirir reposapiés y filtros antirradiación para todos los trabajadores que utilizan pantallas de visualización de datos.</text:p>
      <text:p text:style-name="P6"/>
      <text:p text:style-name="P4">Adaptar el trabajo a la persona</text:p>
      <text:p text:style-name="P1"/>
      <text:p text:style-name="P1">d. Cambiar a una trabajadora a un puesto exento de riesgo debido a su embarazo.</text:p>
      <text:p text:style-name="P1"/>
      <text:p text:style-name="P4">Combatir los riesgos desde su origen, Evitar los riesgos, Adaptar el trabajo a la persona</text:p>
      <text:p text:style-name="P1"/>
      <text:p text:style-name="P1">e. Renovar los equipos por otros más rápidos de última tecnología.</text:p>
      <text:p text:style-name="P1"/>
      <text:p text:style-name="P4">Tener en cuenta la evolucion de la tecnica, sustituir lo peligroso por lo que entrañe poco o ningun riesgo. </text:p>
      <text:p text:style-name="P1"/>
      <text:p text:style-name="P1">f. Instruir a los trabajadores en el manejo de nuevos equipos.</text:p>
      <text:p text:style-name="P1"/>
      <text:p text:style-name="P1"/>
      <text:p text:style-name="P4">Dar instrucciones adecuadas al trabajad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dc:date>2021-10-28T12:05:01.233000000</dc:date>
    <meta:editing-duration>PT9M25S</meta:editing-duration>
    <meta:editing-cycles>2</meta:editing-cycles>
    <meta:document-statistic meta:table-count="0" meta:image-count="0" meta:object-count="0" meta:page-count="1" meta:paragraph-count="14" meta:word-count="180" meta:character-count="1110" meta:non-whitespace-character-count="943"/>
  </office:meta>
</office:document-meta>
</file>